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ue Azimuth</text:p>
          </table:table-cell>
          <table:table-cell office:value-type="string" calcext:value-type="string">
            <text:p>Optical Azimuth</text:p>
          </table:table-cell>
          <table:table-cell office:value-type="string" calcext:value-type="string">
            <text:p>Optical Azimuth 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2" calcext:value-type="float">
            <text:p>5.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.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27" calcext:value-type="float">
            <text:p>15.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63" calcext:value-type="float">
            <text:p>20.6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52" calcext:value-type="float">
            <text:p>25.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81" calcext:value-type="float">
            <text:p>30.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77" calcext:value-type="float">
            <text:p>35.7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72" calcext:value-type="float">
            <text:p>40.7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.08" calcext:value-type="float">
            <text:p>46.0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.17" calcext:value-type="float">
            <text:p>51.1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.2" calcext:value-type="float">
            <text:p>56.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15" calcext:value-type="float">
            <text:p>61.1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.24" calcext:value-type="float">
            <text:p>66.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.2" calcext:value-type="float">
            <text:p>71.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.82" calcext:value-type="float">
            <text:p>75.8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84" calcext:value-type="float">
            <text:p>80.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.26" calcext:value-type="float">
            <text:p>85.2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.62" calcext:value-type="float">
            <text:p>89.6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.98" calcext:value-type="float">
            <text:p>94.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.73" calcext:value-type="float">
            <text:p>99.7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.82" calcext:value-type="float">
            <text:p>103.8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.71" calcext:value-type="float">
            <text:p>109.7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.87" calcext:value-type="float">
            <text:p>114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.03" calcext:value-type="float">
            <text:p>120.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.12" calcext:value-type="float">
            <text:p>125.1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.41" calcext:value-type="float">
            <text:p>130.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.96" calcext:value-type="float">
            <text:p>134.9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.72" calcext:value-type="float">
            <text:p>139.7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.41" calcext:value-type="float">
            <text:p>144.4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.23" calcext:value-type="float">
            <text:p>149.2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.12" calcext:value-type="float">
            <text:p>154.1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.87" calcext:value-type="float">
            <text:p>158.8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.9" calcext:value-type="float">
            <text:p>163.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.79" calcext:value-type="float">
            <text:p>168.7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.81" calcext:value-type="float">
            <text:p>173.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.1" calcext:value-type="float">
            <text:p>179.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3.99" calcext:value-type="float">
            <text:p>183.9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.22" calcext:value-type="float">
            <text:p>189.2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.44" calcext:value-type="float">
            <text:p>194.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.13" calcext:value-type="float">
            <text:p>200.1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.76" calcext:value-type="float">
            <text:p>204.7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.05" calcext:value-type="float">
            <text:p>210.0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.94" calcext:value-type="float">
            <text:p>214.9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.16" calcext:value-type="float">
            <text:p>220.1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.85" calcext:value-type="float">
            <text:p>225.8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.75" calcext:value-type="float">
            <text:p>231.7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.97" calcext:value-type="float">
            <text:p>236.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2.38" calcext:value-type="float">
            <text:p>242.3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7.54" calcext:value-type="float">
            <text:p>247.5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.7" calcext:value-type="float">
            <text:p>252.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7.45" calcext:value-type="float">
            <text:p>257.4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2.61" calcext:value-type="float">
            <text:p>262.6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7.5" calcext:value-type="float">
            <text:p>267.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2.39" calcext:value-type="float">
            <text:p>272.3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7.35" calcext:value-type="float">
            <text:p>277.3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.37" calcext:value-type="float">
            <text:p>282.3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7.86" calcext:value-type="float">
            <text:p>287.8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3.22" calcext:value-type="float">
            <text:p>293.2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8.18" calcext:value-type="float">
            <text:p>298.18</text:p>
          </table:table-cell>
          <table:table-cell office:value-type="float" office:value="292.55" calcext:value-type="float">
            <text:p>292.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3.67" calcext:value-type="float">
            <text:p>303.67</text:p>
          </table:table-cell>
          <table:table-cell office:value-type="float" office:value="297.58" calcext:value-type="float">
            <text:p>297.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8.63" calcext:value-type="float">
            <text:p>308.63</text:p>
          </table:table-cell>
          <table:table-cell office:value-type="float" office:value="302.4" calcext:value-type="float">
            <text:p>302.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3.72" calcext:value-type="float">
            <text:p>313.72</text:p>
          </table:table-cell>
          <table:table-cell office:value-type="float" office:value="307.29" calcext:value-type="float">
            <text:p>307.2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9.28" calcext:value-type="float">
            <text:p>319.28</text:p>
          </table:table-cell>
          <table:table-cell office:value-type="float" office:value="312.51" calcext:value-type="float">
            <text:p>312.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4.5" calcext:value-type="float">
            <text:p>324.5</text:p>
          </table:table-cell>
          <table:table-cell office:value-type="float" office:value="317.54" calcext:value-type="float">
            <text:p>317.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9.66" calcext:value-type="float">
            <text:p>329.66</text:p>
          </table:table-cell>
          <table:table-cell office:value-type="float" office:value="322.96" calcext:value-type="float">
            <text:p>322.9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4.61" calcext:value-type="float">
            <text:p>334.61</text:p>
          </table:table-cell>
          <table:table-cell office:value-type="float" office:value="328.25" calcext:value-type="float">
            <text:p>328.2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9.77" calcext:value-type="float">
            <text:p>339.77</text:p>
          </table:table-cell>
          <table:table-cell office:value-type="float" office:value="333.41" calcext:value-type="float">
            <text:p>333.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4.73" calcext:value-type="float">
            <text:p>344.73</text:p>
          </table:table-cell>
          <table:table-cell office:value-type="float" office:value="338.5" calcext:value-type="float">
            <text:p>338.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9.89" calcext:value-type="float">
            <text:p>349.89</text:p>
          </table:table-cell>
          <table:table-cell office:value-type="float" office:value="344.13" calcext:value-type="float">
            <text:p>344.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5.04" calcext:value-type="float">
            <text:p>355.04</text:p>
          </table:table-cell>
          <table:table-cell office:value-type="float" office:value="349.02" calcext:value-type="float">
            <text:p>349.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3" calcext:value-type="float">
            <text:p>0.33</text:p>
          </table:table-cell>
          <table:table-cell office:value-type="float" office:value="353.77" calcext:value-type="float">
            <text:p>353.7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76" calcext:value-type="float">
            <text:p>5.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13:05.113562983</meta:creation-date>
    <dc:date>2018-03-16T12:33:34.225423484</dc:date>
    <meta:editing-duration>PT8M57S</meta:editing-duration>
    <meta:editing-cycles>2</meta:editing-cycles>
    <meta:generator>LibreOffice/5.1.6.2$Linux_X86_64 LibreOffice_project/10m0$Build-2</meta:generator>
    <meta:document-statistic meta:table-count="1" meta:cell-count="162" meta:object-count="0"/>
  </office:meta>
</office:document-meta>
</file>